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6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4">⁜</text:span><text:span text:style-name="T5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VOLUTION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_CONVOLUTION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4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4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6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CONVOLUTION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table:number-columns-repeated="1021"/>
          <table:table-cell table:number-columns-repeated="2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0:53:25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9T10:50:43.528000000</dc:date>
    <meta:editing-cycles>120</meta:editing-cycles>
    <meta:editing-duration>PT10H39M2S</meta:editing-duration>
    <meta:document-statistic meta:table-count="1" meta:cell-count="238" meta:object-count="0"/>
    <meta:user-defined meta:name="qrichtext">1</meta:user-defined>
  </office:meta>
</office:document-meta>
</file>